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fo:font-size="12pt" style:font-size-asian="10.5pt" style:font-size-complex="12pt"/>
    </style:style>
    <style:style style:name="P8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2pt" fo:font-weight="bold" officeooo:rsid="0010adbb" officeooo:paragraph-rsid="0010adbb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0adbb" officeooo:paragraph-rsid="00115a68" style:font-size-asian="10.5pt" style:font-weight-asian="bold" style:font-size-complex="12pt" style:font-weight-complex="bold"/>
    </style:style>
    <style:style style:name="P12" style:family="paragraph" style:parent-style-name="Table_20_Contents">
      <style:text-properties officeooo:rsid="0010adbb" officeooo:paragraph-rsid="0010adbb"/>
    </style:style>
    <style:style style:name="P13" style:family="paragraph" style:parent-style-name="Table_20_Contents">
      <style:text-properties fo:font-size="12pt" officeooo:rsid="0010adbb" officeooo:paragraph-rsid="0010adbb" style:font-size-asian="10.5pt" style:font-size-complex="12pt"/>
    </style:style>
    <style:style style:name="P14" style:family="paragraph" style:parent-style-name="Table_20_Contents">
      <style:text-properties fo:font-size="12pt" officeooo:rsid="0010adbb" officeooo:paragraph-rsid="00115a68" style:font-size-asian="10.5pt" style:font-size-complex="12pt"/>
    </style:style>
    <style:style style:name="P15" style:family="paragraph" style:parent-style-name="Table_20_Contents">
      <style:text-properties fo:font-size="12pt" officeooo:paragraph-rsid="00115a68" style:font-size-asian="10.5pt" style:font-size-complex="12pt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fdfaf" style:font-weight-asian="normal" style:font-weight-complex="normal"/>
    </style:style>
    <style:style style:name="T5" style:family="text">
      <style:text-properties fo:font-weight="normal" officeooo:rsid="0010adbb" style:font-weight-asian="normal" style:font-weight-complex="normal"/>
    </style:style>
    <style:style style:name="T6" style:family="text">
      <style:text-properties officeooo:rsid="000c653a"/>
    </style:style>
    <style:style style:name="T7" style:family="text">
      <style:text-properties officeooo:rsid="0010adbb"/>
    </style:style>
    <style:style style:name="T8" style:family="text">
      <style:text-properties officeooo:rsid="00115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Powerup</text:span></text:p>
      <text:p text:style-name="P1"><text:span text:style-name="T1">Summary: </text:span><text:span text:style-name="T2">This is how the player</text:span><text:span text:style-name="T3"> </text:span><text:span text:style-name="T5">picks up a powerup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</text:p>
      <text:p text:style-name="P1"><text:span text:style-name="T1">Participators:</text:span><text:span text:style-name="T2"> The player. </text:span><text:span text:style-name="T4">Th</text:span><text:span text:style-name="T5">e powerup</text:span><text:span text:style-name="T4">. </text:span></text:p>
      <text:p text:style-name="P4">Normal flow of events</text:p>
      <text:p text:style-name="P5">The player swallows the powerup(if under effect of “eat-obstable” powerup), enemy black hole, or planet. <text:span text:style-name="T8">All powerups act only for a short period of time, or are instantaneous. Which powerups are instantaneous is indicated, the rest are assumed be to time limit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6">player moves into the </text:span><text:span text:style-name="T7">powerup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The powerup is removed and the player is affected by the powerup. See the alternative flows.</text:p>
          </table:table-cell>
        </table:table-row>
      </table:table>
      <text:p text:style-name="P8"/>
      <text:p text:style-name="P9">Alternative Flow</text:p>
      <text:p text:style-name="P10">Flow 2.1 The powerup is the eat obstacle powerup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3">Actor</text:p>
          </table:table-cell>
          <table:table-cell table:style-name="Table2.C1" office:value-type="string">
            <text:p text:style-name="P13">System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>The player is now for a short period of time also able to eat obstacles. The player is also temporarily using a different animation to indictate that it is under the effect of this powerup. </text:p>
          </table:table-cell>
        </table:table-row>
      </table:table>
      <text:p text:style-name="P10"><text:span text:style-name="T8"/></text:p>
      <text:p text:style-name="P11">Flow 2.<text:span text:style-name="T8">2</text:span> The powerup is the<text:span text:style-name="T8"> speed_increase</text:span> powerup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Actor</text:p>
          </table:table-cell>
          <table:table-cell table:style-name="Table3.C1" office:value-type="string">
            <text:p text:style-name="P14">System</text:p>
          </table:table-cell>
        </table:table-row>
        <table:table-row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4"><text:span text:style-name="T8">The player moves faster. </text:span></text:p>
          </table:table-cell>
        </table:table-row>
      </table:table>
      <text:p text:style-name="P11">Flow 2.<text:span text:style-name="T8">3</text:span> The powerup is the<text:span text:style-name="T8"> shield</text:span>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4">Actor</text:p>
          </table:table-cell>
          <table:table-cell table:style-name="Table4.C1" office:value-type="string">
            <text:p text:style-name="P14">System</text:p>
          </table:table-cell>
        </table:table-row>
        <table:table-row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4"><text:span text:style-name="T8">The player is given a shield which temporarily protects it from bigger enemy black holes.</text:span></text:p>
          </table:table-cell>
        </table:table-row>
      </table:table>
      <text:p text:style-name="P11">Flow 2.<text:span text:style-name="T8">4</text:span> The powerup is the<text:span text:style-name="T8"> speed_decrease</text:span>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4">Actor</text:p>
          </table:table-cell>
          <table:table-cell table:style-name="Table5.C1" office:value-type="string">
            <text:p text:style-name="P14">System</text:p>
          </table:table-cell>
        </table:table-row>
        <table:table-row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15"/>
          </table:table-cell>
          <table:table-cell table:style-name="Table5.C2" office:value-type="string">
            <text:p text:style-name="P14"><text:span text:style-name="T8">The player moves slower.</text:span></text:p>
          </table:table-cell>
        </table:table-row>
      </table:table>
      <text:p text:style-name="P11">Flow 2.<text:span text:style-name="T8">5</text:span> The powerup is the<text:span text:style-name="T8"> teleport</text:span> powerup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4">Actor</text:p>
          </table:table-cell>
          <table:table-cell table:style-name="Table6.C1" office:value-type="string">
            <text:p text:style-name="P14">System</text:p>
          </table:table-cell>
        </table:table-row>
        <table:table-row>
          <table:table-cell table:style-name="Table6.A2" office:value-type="string">
            <text:p text:style-name="P14">1</text:p>
          </table:table-cell>
          <table:table-cell table:style-name="Table6.A2" office:value-type="string">
            <text:p text:style-name="P15"/>
          </table:table-cell>
          <table:table-cell table:style-name="Table6.C2" office:value-type="string">
            <text:p text:style-name="P14"><text:span text:style-name="T8">The player is instantaneously teleported to an unoccupied, </text:span><text:soft-page-break/><text:span text:style-name="T8">random, place on the map. To find out whether some random place is unoccupied, the physics engine is simply queried. </text:span></text:p>
          </table:table-cell>
        </table:table-row>
      </table:table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4-01T15:17:03</dc:date>
    <meta:editing-duration>PT3M48S</meta:editing-duration>
    <meta:editing-cycles>9</meta:editing-cycles>
    <meta:generator>LibreOffice/3.6$MacOSX_x86 LibreOffice_project/e29a214-2bbed72-0621de6-a97528c-8f066d</meta:generator>
    <meta:document-statistic meta:table-count="6" meta:image-count="0" meta:object-count="0" meta:page-count="2" meta:paragraph-count="40" meta:word-count="242" meta:character-count="1389" meta:non-whitespace-character-count="1183"/>
  </office:meta>
</office:document-meta>
</file>